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5984FD41B6.png"/>
  <manifest:file-entry manifest:media-type="image/jpeg" manifest:full-path="Pictures/10000000000001E80000003A8FD016D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157cm" fo:margin-left="0.579cm" table:align="left" style:writing-mode="lr-tb"/>
    </style:style>
    <style:style style:name="Tabela1.A" style:family="table-column">
      <style:table-column-properties style:column-width="2.318cm"/>
    </style:style>
    <style:style style:name="Tabela1.B" style:family="table-column">
      <style:table-column-properties style:column-width="0.801cm"/>
    </style:style>
    <style:style style:name="Tabela1.Q" style:family="table-column">
      <style:table-column-properties style:column-width="0.82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style:border-line-width-left="0.026cm 0.035cm 0.026cm" style:border-line-width-top="0.026cm 0.035cm 0.026cm" style:border-line-width-bottom="0.026cm 0.035cm 0.026cm" fo:padding-left="0.099cm" fo:padding-right="0.099cm" fo:padding-top="0cm" fo:padding-bottom="0cm" fo:border-left="0.75pt double #000000" fo:border-right="none" fo:border-top="0.75pt double #000000" fo:border-bottom="0.75pt double #000000" style:writing-mode="lr-tb"/>
    </style:style>
    <style:style style:name="Tabela1.C1" style:family="table-cell">
      <style:table-cell-properties style:vertical-align="top" style:border-line-width-top="0.026cm 0.035cm 0.026cm" style:border-line-width-bottom="0.026cm 0.035cm 0.026cm" fo:padding-left="0.099cm" fo:padding-right="0.099cm" fo:padding-top="0cm" fo:padding-bottom="0cm" fo:border-left="0.75pt solid #000000" fo:border-right="none" fo:border-top="0.75pt double #000000" fo:border-bottom="0.75pt double #000000" style:writing-mode="lr-tb"/>
    </style:style>
    <style:style style:name="Tabela1.Q1" style:family="table-cell">
      <style:table-cell-properties style:vertical-align="top" style:border-line-width-right="0.026cm 0.035cm 0.026cm" style:border-line-width-top="0.026cm 0.035cm 0.026cm" style:border-line-width-bottom="0.026cm 0.035cm 0.026cm" fo:padding-left="0.099cm" fo:padding-right="0.099cm" fo:padding-top="0cm" fo:padding-bottom="0cm" fo:border-left="0.75pt solid #000000" fo:border-right="0.75pt double #000000" fo:border-top="0.75pt double #000000" fo:border-bottom="0.75pt double #000000" style:writing-mode="lr-tb"/>
    </style:style>
    <style:style style:name="Tabela1.A2" style:family="table-cell">
      <style:table-cell-properties style:vertical-align="top" style:border-line-width-left="0.026cm 0.035cm 0.026cm" fo:padding-left="0.099cm" fo:padding-right="0.099cm" fo:padding-top="0cm" fo:padding-bottom="0cm" fo:border-left="0.75pt double #000000" fo:border-right="none" fo:border-top="none" fo:border-bottom="0.75pt solid #000000" style:writing-mode="lr-tb"/>
    </style:style>
    <style:style style:name="Tabela1.C2" style:family="table-cell">
      <style:table-cell-properties style:vertical-align="top" fo:padding-left="0.099cm" fo:padding-right="0.099cm" fo:padding-top="0cm" fo:padding-bottom="0cm" fo:border-left="0.75pt solid #000000" fo:border-right="none" fo:border-top="none" fo:border-bottom="0.75pt solid #000000" style:writing-mode="lr-tb"/>
    </style:style>
    <style:style style:name="Tabela1.Q2" style:family="table-cell">
      <style:table-cell-properties style:vertical-align="top" style:border-line-width-right="0.026cm 0.035cm 0.026cm" fo:padding-left="0.099cm" fo:padding-right="0.099cm" fo:padding-top="0cm" fo:padding-bottom="0cm" fo:border-left="0.75pt solid #000000" fo:border-right="0.75pt double #000000" fo:border-top="none" fo:border-bottom="0.75pt solid #000000" style:writing-mode="lr-tb"/>
    </style:style>
    <style:style style:name="Tabela1.A3" style:family="table-cell">
      <style:table-cell-properties style:vertical-align="top" style:border-line-width-left="0.026cm 0.035cm 0.026cm" fo:padding-left="0.099cm" fo:padding-right="0.099cm" fo:padding-top="0cm" fo:padding-bottom="0cm" fo:border-left="0.75pt double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099cm" fo:padding-right="0.099cm" fo:padding-top="0cm" fo:padding-bottom="0cm" fo:border-left="0.75pt solid #000000" fo:border-right="none" fo:border-top="0.75pt solid #000000" fo:border-bottom="0.75pt solid #000000" style:writing-mode="lr-tb"/>
    </style:style>
    <style:style style:name="Tabela1.Q3" style:family="table-cell">
      <style:table-cell-properties style:vertical-align="top" style:border-line-width-right="0.026cm 0.035cm 0.026cm" fo:padding-left="0.099cm" fo:padding-right="0.099cm" fo:padding-top="0cm" fo:padding-bottom="0cm" fo:border-left="0.75pt solid #000000" fo:border-right="0.75pt double #000000" fo:border-top="0.75pt solid #000000" fo:border-bottom="0.75pt solid #000000" style:writing-mode="lr-tb"/>
    </style:style>
    <style:style style:name="Tabela1.A10" style:family="table-cell">
      <style:table-cell-properties style:vertical-align="top" style:border-line-width-left="0.026cm 0.035cm 0.026cm" fo:padding-left="0.099cm" fo:padding-right="0.099cm" fo:padding-top="0cm" fo:padding-bottom="0cm" fo:border-left="0.75pt double #000000" fo:border-right="none" fo:border-top="0.75pt solid #000000" fo:border-bottom="none" style:writing-mode="lr-tb"/>
    </style:style>
    <style:style style:name="Tabela1.C10" style:family="table-cell">
      <style:table-cell-properties style:vertical-align="top" fo:padding-left="0.099cm" fo:padding-right="0.099cm" fo:padding-top="0cm" fo:padding-bottom="0cm" fo:border-left="0.75pt solid #000000" fo:border-right="none" fo:border-top="0.75pt solid #000000" fo:border-bottom="none" style:writing-mode="lr-tb"/>
    </style:style>
    <style:style style:name="Tabela1.Q10" style:family="table-cell">
      <style:table-cell-properties style:vertical-align="top" style:border-line-width-right="0.026cm 0.035cm 0.026cm" fo:padding-left="0.099cm" fo:padding-right="0.099cm" fo:padding-top="0cm" fo:padding-bottom="0cm" fo:border-left="0.75pt solid #000000" fo:border-right="0.75pt double #000000" fo:border-top="0.75pt solid #000000" fo:border-bottom="none" style:writing-mode="lr-tb"/>
    </style:style>
    <style:style style:name="Tabela1.A11" style:family="table-cell">
      <style:table-cell-properties style:vertical-align="top" style:border-line-width-left="0.026cm 0.035cm 0.026cm" style:border-line-width-bottom="0.026cm 0.035cm 0.026cm" fo:padding-left="0.099cm" fo:padding-right="0.099cm" fo:padding-top="0cm" fo:padding-bottom="0cm" fo:border-left="0.75pt double #000000" fo:border-right="none" fo:border-top="0.75pt solid #000000" fo:border-bottom="0.75pt double #000000" style:writing-mode="lr-tb"/>
    </style:style>
    <style:style style:name="Tabela1.C11" style:family="table-cell">
      <style:table-cell-properties style:vertical-align="top" style:border-line-width-bottom="0.026cm 0.035cm 0.026cm" fo:padding-left="0.099cm" fo:padding-right="0.099cm" fo:padding-top="0cm" fo:padding-bottom="0cm" fo:border-left="0.75pt solid #000000" fo:border-right="none" fo:border-top="0.75pt solid #000000" fo:border-bottom="0.75pt double #000000" style:writing-mode="lr-tb"/>
    </style:style>
    <style:style style:name="Tabela1.Q11" style:family="table-cell">
      <style:table-cell-properties style:vertical-align="top" style:border-line-width-right="0.026cm 0.035cm 0.026cm" style:border-line-width-bottom="0.026cm 0.035cm 0.026cm" fo:padding-left="0.099cm" fo:padding-right="0.099cm" fo:padding-top="0cm" fo:padding-bottom="0cm" fo:border-left="0.75pt solid #000000" fo:border-right="0.75pt double #000000" fo:border-top="0.75pt solid #000000" fo:border-bottom="0.75pt double #000000" style:writing-mode="lr-tb"/>
    </style:style>
    <style:style style:name="Tabela3" style:family="table">
      <style:table-properties style:width="16.9cm" fo:margin-left="-0.199cm" table:align="left" style:writing-mode="lr-tb"/>
    </style:style>
    <style:style style:name="Tabela3.A" style:family="table-column">
      <style:table-column-properties style:column-width="4.942cm"/>
    </style:style>
    <style:style style:name="Tabela3.B" style:family="table-column">
      <style:table-column-properties style:column-width="5.249cm"/>
    </style:style>
    <style:style style:name="Tabela3.C" style:family="table-column">
      <style:table-column-properties style:column-width="6.70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Standard">
      <style:paragraph-properties fo:margin-top="0cm" fo:margin-bottom="0cm" fo:text-align="start" style:justify-single-word="false" style:page-number="auto"/>
      <style:text-properties fo:color="#000000"/>
    </style:style>
    <style:style style:name="P2" style:family="paragraph" style:parent-style-name="Text_20_body">
      <style:paragraph-properties fo:margin-top="0cm" fo:margin-bottom="0.212cm"/>
      <style:text-properties fo:color="#000000" style:font-name="Arial" style:font-name-complex="Arial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style:text-underline-style="solid" style:text-underline-width="auto" style:text-underline-color="font-color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style:font-name-complex="Times New Roman"/>
    </style:style>
    <style:style style:name="P6" style:family="paragraph" style:parent-style-name="Standard">
      <style:paragraph-properties style:text-autospace="none"/>
      <style:text-properties fo:color="#000000" style:font-name="Courier New1" fo:font-size="10pt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  <style:text-properties fo:color="#000000" style:font-name="Courier New1" fo:font-size="10pt" style:font-size-asian="10pt" style:language-asian="en" style:country-asian="US" style:font-name-complex="Courier New" style:font-size-complex="10pt"/>
    </style:style>
    <style:style style:name="P8" style:family="paragraph" style:parent-style-name="Standard">
      <style:paragraph-properties style:text-autospace="none"/>
      <style:text-properties fo:color="#000000" style:font-name="Courier New1" fo:font-size="10pt" style:font-name-asian="Courier New" style:font-size-asian="10pt" style:language-asian="en" style:country-asian="US" style:font-name-complex="Courier New" style:font-size-complex="10pt"/>
    </style:style>
    <style:style style:name="P9" style:family="paragraph" style:parent-style-name="Standard">
      <style:paragraph-properties style:text-autospace="none"/>
      <style:text-properties fo:color="#000000" style:font-name="Courier New1" fo:font-size="10pt" fo:language="en" fo:country="US" style:font-size-asian="10pt" style:language-asian="en" style:country-asian="US" style:font-name-complex="Courier New" style:font-size-complex="10pt"/>
    </style:style>
    <style:style style:name="P10" style:family="paragraph" style:parent-style-name="Standard">
      <style:paragraph-properties style:text-autospace="none"/>
      <style:text-properties fo:color="#000000" style:font-name="Courier New1" fo:font-size="10pt" fo:language="en" fo:country="US" style:font-name-asian="Courier New" style:font-size-asian="10pt" style:language-asian="en" style:country-asian="US" style:font-name-complex="Courier New" style:font-size-complex="10pt"/>
    </style:style>
    <style:style style:name="P11" style:family="paragraph" style:parent-style-name="Standard">
      <style:paragraph-properties style:text-autospace="none"/>
      <style:text-properties fo:color="#000000" style:font-name="Courier New1" fo:font-size="10pt" fo:language="es" fo:country="ES" style:font-size-asian="10pt" style:language-asian="en" style:country-asian="US" style:font-name-complex="Courier New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style:text-autospace="none"/>
      <style:text-properties fo:color="#0000ff" style:font-name="Courier New" fo:font-size="10pt" fo:language="en" fo:country="US" style:font-name-asian="Courier New" style:font-size-asian="10pt" style:language-asian="en" style:country-asian="US" style:font-name-complex="Courier New"/>
    </style:style>
    <style:style style:name="P19" style:family="paragraph" style:parent-style-name="Standard">
      <style:paragraph-properties style:text-autospace="none"/>
      <style:text-properties fo:color="#0000ff" style:font-name="Courier New1" fo:font-size="10pt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fo:color="#0000ff" style:font-name="Courier New1" fo:font-size="10pt" fo:language="en" fo:country="US" style:font-name-asian="Courier New" style:font-size-asian="10pt" style:language-asian="en" style:country-asian="US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fo:color="#0000ff" style:font-name="Courier New1" fo:font-size="10pt" fo:language="en" fo:country="US" style:font-size-asian="10pt" style:language-asian="en" style:country-asian="US" style:font-name-complex="Courier New" style:font-size-complex="10pt"/>
    </style:style>
    <style:style style:name="P22" style:family="paragraph" style:parent-style-name="Standard">
      <style:paragraph-properties style:text-autospace="none"/>
      <style:text-properties fo:color="#228b22" style:font-name="Courier New1" fo:font-size="10pt" style:font-size-asian="10pt" style:font-name-complex="Courier New" style:font-size-complex="10pt"/>
    </style:style>
    <style:style style:name="P23" style:family="paragraph" style:parent-style-name="Standard">
      <style:paragraph-properties style:text-autospace="none"/>
      <style:text-properties fo:color="#228b22" style:font-name="Courier New1" fo:font-size="10pt" style:font-size-asian="10pt" style:language-asian="en" style:country-asian="US" style:font-name-complex="Courier New" style:font-size-complex="10pt"/>
    </style:style>
    <style:style style:name="P24" style:family="paragraph" style:parent-style-name="Standard">
      <style:paragraph-properties style:text-autospace="none"/>
      <style:text-properties fo:color="#228b22" style:font-name="Courier New1" fo:font-size="10pt" style:font-name-asian="Courier New" style:font-size-asian="10pt" style:language-asian="en" style:country-asian="US" style:font-name-complex="Courier New" style:font-size-complex="10pt"/>
    </style:style>
    <style:style style:name="P25" style:family="paragraph" style:parent-style-name="Standard">
      <style:paragraph-properties style:text-autospace="none"/>
      <style:text-properties fo:color="#228b22" style:font-name="Courier New1" fo:font-size="10pt" fo:language="en" fo:country="US" style:font-size-asian="10pt" style:language-asian="en" style:country-asian="US" style:font-name-complex="Courier New" style:font-size-complex="10pt"/>
    </style:style>
    <style:style style:name="P26" style:family="paragraph" style:parent-style-name="Standard">
      <style:paragraph-properties style:text-autospace="none"/>
      <style:text-properties style:font-name="Courier New1" fo:font-size="10pt" style:font-size-asian="10pt" style:font-name-complex="Courier New" style:font-size-complex="10pt"/>
    </style:style>
    <style:style style:name="P27" style:family="paragraph" style:parent-style-name="Standard">
      <style:paragraph-properties style:text-autospace="none"/>
      <style:text-properties style:font-name="Courier New1" fo:font-size="10pt" style:font-size-asian="10pt" style:language-asian="en" style:country-asian="US" style:font-name-complex="Courier New" style:font-size-complex="10pt"/>
    </style:style>
    <style:style style:name="P28" style:family="paragraph" style:parent-style-name="Standard">
      <style:text-properties style:font-name="Courier New1" fo:font-size="10pt" style:font-size-asian="10pt" style:font-size-complex="10pt"/>
    </style:style>
    <style:style style:name="P29" style:family="paragraph" style:parent-style-name="Standard">
      <style:paragraph-properties style:text-autospace="none"/>
      <style:text-properties style:font-name="Courier New1" fo:font-size="10pt" fo:language="en" fo:country="US" style:font-size-asian="10pt" style:language-asian="en" style:country-asian="US" style:font-name-complex="Courier New" style:font-size-complex="10pt"/>
    </style:style>
    <style:style style:name="P30" style:family="paragraph" style:parent-style-name="Standard">
      <style:paragraph-properties style:text-autospace="none"/>
      <style:text-properties style:font-name="Courier New1" fo:font-size="10pt" fo:font-style="italic" style:font-size-asian="10pt" style:font-style-asian="italic" style:font-name-complex="Times New Roman" style:font-size-complex="10pt"/>
    </style:style>
    <style:style style:name="P31" style:family="paragraph" style:parent-style-name="Standard">
      <style:paragraph-properties fo:margin-left="0cm" fo:margin-right="0cm" fo:margin-top="0.635cm" fo:margin-bottom="0cm" fo:line-height="150%" fo:text-align="justify" style:justify-single-word="false" fo:text-indent="1cm" style:auto-text-indent="false"/>
      <style:text-properties style:font-name="Times New Roman" style:font-name-complex="Times New Roman"/>
    </style:style>
    <style:style style:name="P32" style:family="paragraph" style:parent-style-name="Standard">
      <style:paragraph-properties fo:margin-top="0cm" fo:margin-bottom="0.212cm"/>
      <style:text-properties fo:color="#000000"/>
    </style:style>
    <style:style style:name="P33" style:family="paragraph" style:parent-style-name="Heading">
      <style:paragraph-properties fo:margin-top="0cm" fo:margin-bottom="0cm"/>
      <style:text-properties fo:color="#000000"/>
    </style:style>
    <style:style style:name="P34" style:family="paragraph" style:parent-style-name="Heading">
      <style:paragraph-properties fo:margin-top="0cm" fo:margin-bottom="0.212cm"/>
      <style:text-properties fo:color="#000000" fo:font-size="12pt" style:text-underline-style="none" style:font-size-asian="12pt"/>
    </style:style>
    <style:style style:name="P35" style:family="paragraph" style:parent-style-name="Heading_20_2">
      <style:paragraph-properties fo:margin-top="0cm" fo:margin-bottom="0.423cm"/>
    </style:style>
    <style:style style:name="P36" style:family="paragraph" style:parent-style-name="Header">
      <style:text-properties style:font-name-asian="Arial"/>
    </style:style>
    <style:style style:name="P37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38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</style:style>
    <style:style style:name="P39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P40" style:family="paragraph" style:parent-style-name="Text_20_body_20_indent">
      <style:paragraph-properties fo:margin-top="1.058cm" fo:margin-bottom="0cm" fo:line-height="150%"/>
    </style:style>
    <style:style style:name="P41" style:family="paragraph" style:parent-style-name="Text_20_body_20_indent">
      <style:paragraph-properties fo:margin-top="0.212cm" fo:margin-bottom="0cm" fo:line-height="150%"/>
    </style:style>
    <style:style style:name="T1" style:family="text">
      <style:text-properties style:text-position="sub 58%"/>
    </style:style>
    <style:style style:name="T2" style:family="text">
      <style:text-properties style:font-name="Symbol"/>
    </style:style>
    <style:style style:name="T3" style:family="text">
      <style:text-properties fo:color="#0000ff"/>
    </style:style>
    <style:style style:name="T4" style:family="text">
      <style:text-properties fo:color="#0000ff" fo:language="en" fo:country="US"/>
    </style:style>
    <style:style style:name="T5" style:family="text">
      <style:text-properties fo:color="#0000ff" fo:language="es" fo:country="ES"/>
    </style:style>
    <style:style style:name="T6" style:family="text">
      <style:text-properties fo:color="#000000"/>
    </style:style>
    <style:style style:name="T7" style:family="text">
      <style:text-properties fo:color="#000000" style:font-name-asian="Courier New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style:font-name-asian="Courier New"/>
    </style:style>
    <style:style style:name="T10" style:family="text">
      <style:text-properties fo:color="#000000" fo:language="es" fo:country="ES"/>
    </style:style>
    <style:style style:name="T11" style:family="text">
      <style:text-properties fo:color="#000000" fo:language="es" fo:country="ES" style:font-name-asian="Courier New"/>
    </style:style>
    <style:style style:name="T12" style:family="text">
      <style:text-properties fo:color="#a020f0"/>
    </style:style>
    <style:style style:name="T13" style:family="text">
      <style:text-properties style:font-name-asian="Courier New"/>
    </style:style>
    <style:style style:name="T14" style:family="text">
      <style:text-properties fo:color="#228b22"/>
    </style:style>
    <style:style style:name="T15" style:family="text">
      <style:text-properties fo:language="en" fo:country="US"/>
    </style:style>
    <style:style style:name="T16" style:family="text">
      <style:text-properties style:font-name="Courier New1" fo:font-size="10pt" style:font-size-asian="10pt" style:font-size-complex="10pt"/>
    </style:style>
    <style:style style:name="T17" style:family="text">
      <style:text-properties style:font-name="Arial" fo:font-weight="bold" style:font-weight-asian="bold" style:font-name-complex="Arial" style:font-size-complex="12pt" style:font-weight-complex="bold"/>
    </style:style>
    <style:style style:name="T18" style:family="text">
      <style:text-properties style:font-name="Arial" fo:font-weight="bold" style:font-weight-asian="bold" style:font-name-complex="Arial" style:font-weight-complex="bold"/>
    </style:style>
    <style:style style:name="T19" style:family="text">
      <style:text-properties style:font-name="Arial" style:font-name-complex="Arial" style:font-size-complex="12pt"/>
    </style:style>
    <style:style style:name="T20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4676*" fo:start-indent="0cm" fo:end-indent="0.099cm"/>
          <style:column style:rel-width="4678*" fo:start-indent="0.0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18">Alunos:</text:span></text:span><text:span text:style-name="Fonte_20_parág._20_padrão"><text:span text:style-name="T19"> <text:tab/>Luisa Helena Bartocci Liboni</text:span></text:span></text:p>
      <text:p text:style-name="P2"><text:tab/><text:tab/><text:tab/><text:tab/>Rodrigo de Toledo Caropreso</text:p>
      <text:p text:style-name="P32"><text:span text:style-name="Fonte_20_parág._20_padrão"><text:span text:style-name="T17">Data de Entrega</text:span></text:span><text:span text:style-name="Fonte_20_parág._20_padrão"><text:span text:style-name="T19">: 25/06/2012</text:span></text:span></text:p>
      <text:p text:style-name="P33"/>
      <text:p text:style-name="P33">Redes Neurais Artificiais</text:p>
      <text:p text:style-name="P34">(Prof. Ivan Nunes da Silva)</text:p>
      <text:p text:style-name="Subtitle">EPC-12</text:p>
      <text:p text:style-name="P3"/>
      <text:p text:style-name="P4"/>
      <text:p text:style-name="P5"/>
      <text:p text:style-name="P31">O comportamento de um processo industrial pode ser analisado levando-se em consideração várias variáveis de status relativas às fases do processo. Na tabela abaixo, fornecem-se 10 situações do comportamento do processo a partir dos valores de 16 variáveis de status. </text:p>
      <text:p text:style-name="P12"/>
      <text:p text:style-name="P12"/>
      <table:table table:name="Tabela1" table:style-name="Tabela1">
        <table:table-column table:style-name="Tabela1.A"/>
        <table:table-column table:style-name="Tabela1.B" table:number-columns-repeated="15"/>
        <table:table-column table:style-name="Tabela1.Q"/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3">x<text:span text:style-name="T1">1</text:span></text:p>
          </table:table-cell>
          <table:table-cell table:style-name="Tabela1.C1" office:value-type="string">
            <text:p text:style-name="P13">x<text:span text:style-name="T1">2</text:span></text:p>
          </table:table-cell>
          <table:table-cell table:style-name="Tabela1.C1" office:value-type="string">
            <text:p text:style-name="P13">x<text:span text:style-name="T1">3</text:span></text:p>
          </table:table-cell>
          <table:table-cell table:style-name="Tabela1.C1" office:value-type="string">
            <text:p text:style-name="P13">x<text:span text:style-name="T1">4</text:span></text:p>
          </table:table-cell>
          <table:table-cell table:style-name="Tabela1.C1" office:value-type="string">
            <text:p text:style-name="P13">x<text:span text:style-name="T1">5</text:span></text:p>
          </table:table-cell>
          <table:table-cell table:style-name="Tabela1.C1" office:value-type="string">
            <text:p text:style-name="P13">x<text:span text:style-name="T1">6</text:span></text:p>
          </table:table-cell>
          <table:table-cell table:style-name="Tabela1.C1" office:value-type="string">
            <text:p text:style-name="P13">x<text:span text:style-name="T1">7</text:span></text:p>
          </table:table-cell>
          <table:table-cell table:style-name="Tabela1.C1" office:value-type="string">
            <text:p text:style-name="P13">x<text:span text:style-name="T1">8</text:span></text:p>
          </table:table-cell>
          <table:table-cell table:style-name="Tabela1.C1" office:value-type="string">
            <text:p text:style-name="P13">x<text:span text:style-name="T1">9</text:span></text:p>
          </table:table-cell>
          <table:table-cell table:style-name="Tabela1.C1" office:value-type="string">
            <text:p text:style-name="P13">x<text:span text:style-name="T1">10</text:span></text:p>
          </table:table-cell>
          <table:table-cell table:style-name="Tabela1.C1" office:value-type="string">
            <text:p text:style-name="P13">x<text:span text:style-name="T1">11</text:span></text:p>
          </table:table-cell>
          <table:table-cell table:style-name="Tabela1.C1" office:value-type="string">
            <text:p text:style-name="P13">x<text:span text:style-name="T1">12</text:span></text:p>
          </table:table-cell>
          <table:table-cell table:style-name="Tabela1.C1" office:value-type="string">
            <text:p text:style-name="P13">x<text:span text:style-name="T1">13</text:span></text:p>
          </table:table-cell>
          <table:table-cell table:style-name="Tabela1.C1" office:value-type="string">
            <text:p text:style-name="P13">x<text:span text:style-name="T1">14</text:span></text:p>
          </table:table-cell>
          <table:table-cell table:style-name="Tabela1.C1" office:value-type="string">
            <text:p text:style-name="P13">x<text:span text:style-name="T1">15</text:span></text:p>
          </table:table-cell>
          <table:table-cell table:style-name="Tabela1.Q1" office:value-type="string">
            <text:p text:style-name="P13">x<text:span text:style-name="T1">16</text:span></text:p>
          </table:table-cell>
        </table:table-row>
        <table:table-row table:style-name="Tabela1.1">
          <table:table-cell table:style-name="Tabela1.A2" office:value-type="string">
            <text:p text:style-name="P14">Situação 1</text:p>
          </table:table-cell>
          <table:table-cell table:style-name="Tabela1.A2" office:value-type="string">
            <text:p text:style-name="P13">0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0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0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0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0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1</text:p>
          </table:table-cell>
          <table:table-cell table:style-name="Tabela1.C2" office:value-type="string">
            <text:p text:style-name="P13">1</text:p>
          </table:table-cell>
          <table:table-cell table:style-name="Tabela1.Q2" office:value-type="string">
            <text:p text:style-name="P13">1</text:p>
          </table:table-cell>
        </table:table-row>
        <table:table-row table:style-name="Tabela1.1">
          <table:table-cell table:style-name="Tabela1.A3" office:value-type="string">
            <text:p text:style-name="P14">Situação 2</text:p>
          </table:table-cell>
          <table:table-cell table:style-name="Tabela1.A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0</text:p>
          </table:table-cell>
          <table:table-cell table:style-name="Tabela1.Q3" office:value-type="string">
            <text:p text:style-name="P13">0</text:p>
          </table:table-cell>
        </table:table-row>
        <table:table-row table:style-name="Tabela1.1">
          <table:table-cell table:style-name="Tabela1.A3" office:value-type="string">
            <text:p text:style-name="P14">Situação 3</text:p>
          </table:table-cell>
          <table:table-cell table:style-name="Tabela1.A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Q3" office:value-type="string">
            <text:p text:style-name="P13">1</text:p>
          </table:table-cell>
        </table:table-row>
        <table:table-row table:style-name="Tabela1.1">
          <table:table-cell table:style-name="Tabela1.A3" office:value-type="string">
            <text:p text:style-name="P14">Situação 4</text:p>
          </table:table-cell>
          <table:table-cell table:style-name="Tabela1.A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Q3" office:value-type="string">
            <text:p text:style-name="P13">0</text:p>
          </table:table-cell>
        </table:table-row>
        <table:table-row table:style-name="Tabela1.1">
          <table:table-cell table:style-name="Tabela1.A3" office:value-type="string">
            <text:p text:style-name="P14">Situação 5</text:p>
          </table:table-cell>
          <table:table-cell table:style-name="Tabela1.A3" office:value-type="string">
            <text:p text:style-name="P13">0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0</text:p>
          </table:table-cell>
          <table:table-cell table:style-name="Tabela1.Q3" office:value-type="string">
            <text:p text:style-name="P13">1</text:p>
          </table:table-cell>
        </table:table-row>
        <table:table-row table:style-name="Tabela1.1">
          <table:table-cell table:style-name="Tabela1.A3" office:value-type="string">
            <text:p text:style-name="P14">Situação 6</text:p>
          </table:table-cell>
          <table:table-cell table:style-name="Tabela1.A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Q3" office:value-type="string">
            <text:p text:style-name="P13">1</text:p>
          </table:table-cell>
        </table:table-row>
        <table:table-row table:style-name="Tabela1.1">
          <table:table-cell table:style-name="Tabela1.A3" office:value-type="string">
            <text:p text:style-name="P14">Situação 7</text:p>
          </table:table-cell>
          <table:table-cell table:style-name="Tabela1.A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Q3" office:value-type="string">
            <text:p text:style-name="P13">0</text:p>
          </table:table-cell>
        </table:table-row>
        <table:table-row table:style-name="Tabela1.1">
          <table:table-cell table:style-name="Tabela1.A3" office:value-type="string">
            <text:p text:style-name="P14">Situação 8</text:p>
          </table:table-cell>
          <table:table-cell table:style-name="Tabela1.A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1</text:p>
          </table:table-cell>
          <table:table-cell table:style-name="Tabela1.C3" office:value-type="string">
            <text:p text:style-name="P13">0</text:p>
          </table:table-cell>
          <table:table-cell table:style-name="Tabela1.C3" office:value-type="string">
            <text:p text:style-name="P13">1</text:p>
          </table:table-cell>
          <table:table-cell table:style-name="Tabela1.Q3" office:value-type="string">
            <text:p text:style-name="P13">1</text:p>
          </table:table-cell>
        </table:table-row>
        <table:table-row table:style-name="Tabela1.1">
          <table:table-cell table:style-name="Tabela1.A10" office:value-type="string">
            <text:p text:style-name="P14">Situação 9</text:p>
          </table:table-cell>
          <table:table-cell table:style-name="Tabela1.A10" office:value-type="string">
            <text:p text:style-name="P13">0</text:p>
          </table:table-cell>
          <table:table-cell table:style-name="Tabela1.C10" office:value-type="string">
            <text:p text:style-name="P13">1</text:p>
          </table:table-cell>
          <table:table-cell table:style-name="Tabela1.C10" office:value-type="string">
            <text:p text:style-name="P13">1</text:p>
          </table:table-cell>
          <table:table-cell table:style-name="Tabela1.C10" office:value-type="string">
            <text:p text:style-name="P13">0</text:p>
          </table:table-cell>
          <table:table-cell table:style-name="Tabela1.C10" office:value-type="string">
            <text:p text:style-name="P13">1</text:p>
          </table:table-cell>
          <table:table-cell table:style-name="Tabela1.C10" office:value-type="string">
            <text:p text:style-name="P13">0</text:p>
          </table:table-cell>
          <table:table-cell table:style-name="Tabela1.C10" office:value-type="string">
            <text:p text:style-name="P13">1</text:p>
          </table:table-cell>
          <table:table-cell table:style-name="Tabela1.C10" office:value-type="string">
            <text:p text:style-name="P13">0</text:p>
          </table:table-cell>
          <table:table-cell table:style-name="Tabela1.C10" office:value-type="string">
            <text:p text:style-name="P13">1</text:p>
          </table:table-cell>
          <table:table-cell table:style-name="Tabela1.C10" office:value-type="string">
            <text:p text:style-name="P13">1</text:p>
          </table:table-cell>
          <table:table-cell table:style-name="Tabela1.C10" office:value-type="string">
            <text:p text:style-name="P13">0</text:p>
          </table:table-cell>
          <table:table-cell table:style-name="Tabela1.C10" office:value-type="string">
            <text:p text:style-name="P13">1</text:p>
          </table:table-cell>
          <table:table-cell table:style-name="Tabela1.C10" office:value-type="string">
            <text:p text:style-name="P13">0</text:p>
          </table:table-cell>
          <table:table-cell table:style-name="Tabela1.C10" office:value-type="string">
            <text:p text:style-name="P13">1</text:p>
          </table:table-cell>
          <table:table-cell table:style-name="Tabela1.C10" office:value-type="string">
            <text:p text:style-name="P13">0</text:p>
          </table:table-cell>
          <table:table-cell table:style-name="Tabela1.Q10" office:value-type="string">
            <text:p text:style-name="P13">1</text:p>
          </table:table-cell>
        </table:table-row>
        <table:table-row table:style-name="Tabela1.1">
          <table:table-cell table:style-name="Tabela1.A11" office:value-type="string">
            <text:p text:style-name="P14">Situação 10</text:p>
          </table:table-cell>
          <table:table-cell table:style-name="Tabela1.A11" office:value-type="string">
            <text:p text:style-name="P13">0</text:p>
          </table:table-cell>
          <table:table-cell table:style-name="Tabela1.C11" office:value-type="string">
            <text:p text:style-name="P13">0</text:p>
          </table:table-cell>
          <table:table-cell table:style-name="Tabela1.C11" office:value-type="string">
            <text:p text:style-name="P13">1</text:p>
          </table:table-cell>
          <table:table-cell table:style-name="Tabela1.C11" office:value-type="string">
            <text:p text:style-name="P13">1</text:p>
          </table:table-cell>
          <table:table-cell table:style-name="Tabela1.C11" office:value-type="string">
            <text:p text:style-name="P13">1</text:p>
          </table:table-cell>
          <table:table-cell table:style-name="Tabela1.C11" office:value-type="string">
            <text:p text:style-name="P13">1</text:p>
          </table:table-cell>
          <table:table-cell table:style-name="Tabela1.C11" office:value-type="string">
            <text:p text:style-name="P13">1</text:p>
          </table:table-cell>
          <table:table-cell table:style-name="Tabela1.C11" office:value-type="string">
            <text:p text:style-name="P13">1</text:p>
          </table:table-cell>
          <table:table-cell table:style-name="Tabela1.C11" office:value-type="string">
            <text:p text:style-name="P13">0</text:p>
          </table:table-cell>
          <table:table-cell table:style-name="Tabela1.C11" office:value-type="string">
            <text:p text:style-name="P13">1</text:p>
          </table:table-cell>
          <table:table-cell table:style-name="Tabela1.C11" office:value-type="string">
            <text:p text:style-name="P13">1</text:p>
          </table:table-cell>
          <table:table-cell table:style-name="Tabela1.C11" office:value-type="string">
            <text:p text:style-name="P13">0</text:p>
          </table:table-cell>
          <table:table-cell table:style-name="Tabela1.C11" office:value-type="string">
            <text:p text:style-name="P13">0</text:p>
          </table:table-cell>
          <table:table-cell table:style-name="Tabela1.C11" office:value-type="string">
            <text:p text:style-name="P13">0</text:p>
          </table:table-cell>
          <table:table-cell table:style-name="Tabela1.C11" office:value-type="string">
            <text:p text:style-name="P13">0</text:p>
          </table:table-cell>
          <table:table-cell table:style-name="Tabela1.Q11" office:value-type="string">
            <text:p text:style-name="P13">1</text:p>
          </table:table-cell>
        </table:table-row>
      </table:table>
      <text:p text:style-name="P40">Implementar e treinar uma rede ART-1 que classifique e agrupe em classes as situações que são “parecidas”, de modo que se tenha um provável diagnóstico para uma eventual manutenção. </text:p>
      <text:p text:style-name="P41">Classificar as entradas considerando os seguintes graus de vigilância: <text:span text:style-name="T2"></text:span> = 0.5, <text:span text:style-name="T2"></text:span> = 0.8, <text:s/><text:span text:style-name="T2"></text:span> = 0.9 e <text:span text:style-name="T2"></text:span> = 0.99. Após cada simulação, indicar quantas classes estarão ativas e que situações também estarão inseridas nos respectivos agrupamentos. </text:p>
      <text:p text:style-name="Standard"/>
      <text:p text:style-name="Standard"/>
      <text:p text:style-name="Standard"/>
      <text:p text:style-name="Standard"><text:soft-page-break/></text:p>
      <text:p text:style-name="Standard">Após a implementação do código no MatLab, os resultados produzidos estão dispostos na seguinte tabela:</text:p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7">Graus de vigilância (<text:span text:style-name="T2"></text:span>)</text:p>
          </table:table-cell>
          <table:table-cell table:style-name="Tabela3.A1" office:value-type="string">
            <text:p text:style-name="P17">Número de classes ativas</text:p>
          </table:table-cell>
          <table:table-cell table:style-name="Tabela3.C1" office:value-type="string">
            <text:p text:style-name="P17">Situações por agrupamentos</text:p>
          </table:table-cell>
        </table:table-row>
        <table:table-row table:style-name="Tabela3.1">
          <table:table-cell table:style-name="Tabela3.A1" office:value-type="string">
            <text:p text:style-name="P16">0.5</text:p>
          </table:table-cell>
          <table:table-cell table:style-name="Tabela3.A1" office:value-type="string">
            <text:p text:style-name="P16">3</text:p>
          </table:table-cell>
          <table:table-cell table:style-name="Tabela3.C1" office:value-type="string">
            <text:p text:style-name="P16">Cluster 1 (1, 3, 5, 10)</text:p>
            <text:p text:style-name="P16">Cluster 2 (2, 4, 7) </text:p>
            <text:p text:style-name="P16">Cluster 3 (6, 8, 9)</text:p>
          </table:table-cell>
        </table:table-row>
        <table:table-row table:style-name="Tabela3.1">
          <table:table-cell table:style-name="Tabela3.A1" office:value-type="string">
            <text:p text:style-name="P16">0.8</text:p>
          </table:table-cell>
          <table:table-cell table:style-name="Tabela3.A1" office:value-type="string">
            <text:p text:style-name="P16">5</text:p>
          </table:table-cell>
          <table:table-cell table:style-name="Tabela3.C1" office:value-type="string">
            <text:p text:style-name="P16">Cluster 1 (1, 6)</text:p>
            <text:p text:style-name="P16">Cluster 2 (2, 7)</text:p>
            <text:p text:style-name="P16">Cluster 3 (3, 8)</text:p>
            <text:p text:style-name="P16">Cluster 4 (4, 9) </text:p>
            <text:p text:style-name="P16">Cluster 5 (5, 10)</text:p>
          </table:table-cell>
        </table:table-row>
        <table:table-row table:style-name="Tabela3.1">
          <table:table-cell table:style-name="Tabela3.A1" office:value-type="string">
            <text:p text:style-name="P16">0.9</text:p>
          </table:table-cell>
          <table:table-cell table:style-name="Tabela3.A1" office:value-type="string">
            <text:p text:style-name="P16">8</text:p>
          </table:table-cell>
          <table:table-cell table:style-name="Tabela3.C1" office:value-type="string">
            <text:p text:style-name="P16">Cluster 1 (1, 6) </text:p>
            <text:p text:style-name="P16">Cluster 2 (2) </text:p>
            <text:p text:style-name="P16">Cluster 3 (3, 8)</text:p>
            <text:p text:style-name="P16">Cluster 4 (4)</text:p>
            <text:p text:style-name="P16">Cluster 5 (5, 10) </text:p>
            <text:p text:style-name="P16">Cluster 6 (7) </text:p>
            <text:p text:style-name="P16">Cluster 7 (9)</text:p>
          </table:table-cell>
        </table:table-row>
        <table:table-row table:style-name="Tabela3.1">
          <table:table-cell table:style-name="Tabela3.A1" office:value-type="string">
            <text:p text:style-name="P16">0.99</text:p>
          </table:table-cell>
          <table:table-cell table:style-name="Tabela3.A1" office:value-type="string">
            <text:p text:style-name="P16">8</text:p>
          </table:table-cell>
          <table:table-cell table:style-name="Tabela3.C1" office:value-type="string">
            <text:p text:style-name="P16">Cluster 1 (1)</text:p>
            <text:p text:style-name="P16">Cluster 2 (2) </text:p>
            <text:p text:style-name="P16">Cluster 3 (3, 8) </text:p>
            <text:p text:style-name="P16">Cluster 4 (4) </text:p>
            <text:p text:style-name="P16">Cluster 5 (5, 10) </text:p>
            <text:p text:style-name="P16">Cluster 6 (6) </text:p>
            <text:p text:style-name="P16">Cluster 7 (7) </text:p>
            <text:p text:style-name="P16">Cluster 8 (9)</text:p>
          </table:table-cell>
        </table:table-row>
      </table:table>
      <text:p text:style-name="Standard"/>
      <text:p text:style-name="Standard"/>
      <text:p text:style-name="Standard"/>
      <text:section text:style-name="Sect1" text:name="Seção1">
        <text:h text:style-name="P35" text:outline-level="2"><text:span text:style-name="T16">CÓDIGO FONTE</text:span></text:h>
        <text:p text:style-name="P28"/>
        <text:p text:style-name="P30">- Arquivo “amostras.txt” inclui os dados da tabela dada no anexo EPC.</text:p>
        <text:p text:style-name="P28"/>
        <text:p text:style-name="P28"/>
        <text:p text:style-name="P30">- Arquivo lerArquivo.m</text:p>
        <text:p text:style-name="P19"/>
        <text:p text:style-name="P26"><text:span text:style-name="T3">function</text:span><text:span text:style-name="T6"> dados = lerArquivo( nomeArquivo, linhas, colunas)</text:span></text:p>
        <text:p text:style-name="P22">% Importando informações das amostras</text:p>
        <text:p text:style-name="P26"><text:span text:style-name="T6">pFile = fopen(nomeArquivo,</text:span><text:span text:style-name="T12">'r'</text:span><text:span text:style-name="T6">);</text:span></text:p>
        <text:p text:style-name="P26"><text:span text:style-name="T6">AmostraDoArquivo = fscanf(pFile,</text:span><text:span text:style-name="T12">'%f'</text:span><text:span text:style-name="T6">,[linhas*colunas,inf]); <text:s/></text:span></text:p>
        <text:p text:style-name="P6">fclose(pFile);</text:p>
        <text:p text:style-name="P22">% Organizando dados do arquivo txt numa matriz Amostras</text:p>
        <text:p text:style-name="P26"><text:span text:style-name="T3">for</text:span><text:span text:style-name="T6"> i=1:linhas</text:span></text:p>
        <text:p text:style-name="P26"><text:span text:style-name="T7"><text:s text:c="4"/></text:span><text:span text:style-name="T3">for</text:span><text:span text:style-name="T6"> j=1:colunas</text:span></text:p>
        <text:p text:style-name="P6"><text:span text:style-name="T13"><text:s text:c="8"/></text:span>Amostras(i,j) = AmostraDoArquivo((i-1)*colunas+j);</text:p>
        <text:p text:style-name="P26"><text:span text:style-name="T7"><text:s text:c="4"/></text:span><text:span text:style-name="T3">end</text:span></text:p>
        <text:p text:style-name="P19">end</text:p>
        <text:p text:style-name="P6">dados = Amostras;</text:p>
        <text:p text:style-name="P28"/>
        <text:p text:style-name="P28"/>
        <text:p text:style-name="P28"/>
        <text:p text:style-name="P30">- Função principal</text:p>
        <text:p text:style-name="P28"/>
        <text:p text:style-name="P23">%inicialização das variáveis.</text:p>
        <text:p text:style-name="P7">numeroDeAmostras = 10;</text:p>
        <text:p text:style-name="P7">numeroDeVariaveisDeStatus = 16;</text:p>
        <text:p text:style-name="P7">grauDeVigilancia = 0.5;</text:p>
        <text:p text:style-name="P8"><text:s/></text:p>
        <text:p text:style-name="P7">M = 1;</text:p>
        <text:p text:style-name="P23">%numero maximo de clusters (neuronios) é definido pelo número total de</text:p>
        <text:p text:style-name="P23">%amostras. Se grau de vigilancia é 1 e nao existem amostras repetidas,</text:p>
        <text:p text:style-name="P23">%M será igual ao numero de amostras.</text:p>
        <text:p text:style-name="P7">Mmaximo = numeroDeAmostras;</text:p>
        <text:p text:style-name="P8"><text:s/></text:p>
        <text:p text:style-name="P23">%passo1: inicialização das matrizes Wf e Wb</text:p>
        <text:p text:style-name="P7">Wf(1:Mmaximo,1:numeroDeVariaveisDeStatus) = 1/(1+numeroDeVariaveisDeStatus); <text:s text:c="2"/></text:p>
        <text:p text:style-name="P7"><text:soft-page-break/>Wb(1:numeroDeVariaveisDeStatus,1:Mmaximo) = 1; <text:s/></text:p>
        <text:p text:style-name="P8"><text:s/></text:p>
        <text:p text:style-name="P27"><text:span text:style-name="T6">conjPadroes = zeros(10,10); </text:span><text:span text:style-name="T14">%conjunto Teta.</text:span></text:p>
        <text:p text:style-name="P24"><text:s/></text:p>
        <text:p text:style-name="P23">%passo 2: apresentar um novo padrao de entrada "X"</text:p>
        <text:p text:style-name="P27"><text:span text:style-name="T6">x = lerArquivo( </text:span><text:span text:style-name="T12">'amostras.txt'</text:span><text:span text:style-name="T6">, numeroDeAmostras, numeroDeVariaveisDeStatus);</text:span></text:p>
        <text:p text:style-name="P8"><text:s/></text:p>
        <text:p text:style-name="P27"><text:span text:style-name="T3">for</text:span><text:span text:style-name="T6"> i=1:numeroDeAmostras</text:span></text:p>
        <text:p text:style-name="P27"><text:span text:style-name="T7"><text:s text:c="4"/></text:span><text:span text:style-name="T14">%passo 3: computar as ativação usando as conexões da matriz Wf.</text:span></text:p>
        <text:p text:style-name="P7"><text:span text:style-name="T13"><text:s text:c="4"/></text:span>u = Wf(1:M,:)*x(i,:)'; </text:p>
        <text:p text:style-name="P8"><text:s text:c="4"/></text:p>
        <text:p text:style-name="P27"><text:span text:style-name="T7"><text:s text:c="4"/></text:span><text:span text:style-name="T6">flag = 0; </text:span><text:span text:style-name="T14">%flag para sair do loop de criação/atribuição de clusters</text:span></text:p>
        <text:p text:style-name="P27"><text:span text:style-name="T7"><text:s text:c="4"/></text:span><text:span text:style-name="T6">flagCriou = 0; </text:span><text:span text:style-name="T14">%flag para criar novo cluster apenas uma vez no loop</text:span></text:p>
        <text:p text:style-name="P27"><text:span text:style-name="T7"><text:s text:c="4"/></text:span><text:span text:style-name="T3">while</text:span><text:span text:style-name="T6"> (flag == 0)</text:span></text:p>
        <text:p text:style-name="P27"><text:span text:style-name="T7"><text:s text:c="8"/></text:span><text:span text:style-name="T14">%passo 4: seleciona neuronio vencedor</text:span></text:p>
        <text:p text:style-name="P7"><text:span text:style-name="T13"><text:s text:c="8"/></text:span>[vencedorLinha,vencedorColuna] = max(u);</text:p>
        <text:p text:style-name="P8"><text:s text:c="8"/></text:p>
        <text:p text:style-name="P7"><text:span text:style-name="T13"><text:s text:c="8"/></text:span>neuronioVencedor = Wb(:,vencedorColuna) &amp; x(i,:)';</text:p>
        <text:p text:style-name="P8"><text:s text:c="8"/></text:p>
        <text:p text:style-name="P27"><text:span text:style-name="T7"><text:s text:c="8"/></text:span><text:span text:style-name="T14">%passo 5: executa teste de vigilancia.</text:span></text:p>
        <text:p text:style-name="P7"><text:span text:style-name="T13"><text:s text:c="8"/></text:span><text:span text:style-name="T15">[WX,v1]=size(find(neuronioVencedor));</text:span></text:p>
        <text:p text:style-name="P9"><text:span text:style-name="T13"><text:s text:c="8"/></text:span>[XX,v2]=size(find(x(i,:)')); <text:s text:c="8"/></text:p>
        <text:p text:style-name="P27"><text:span text:style-name="T9"><text:s text:c="8"/></text:span><text:span text:style-name="T3">if</text:span><text:span text:style-name="T6"> ((WX/XX) &gt; grauDeVigilancia)</text:span></text:p>
        <text:p text:style-name="P8"><text:s text:c="12"/></text:p>
        <text:p text:style-name="P27"><text:span text:style-name="T7"><text:s text:c="12"/></text:span><text:span text:style-name="T14">%passo 7: adaptação dos pessoas</text:span></text:p>
        <text:p text:style-name="P27"><text:span text:style-name="T7"><text:s text:c="12"/></text:span><text:span text:style-name="T3">for</text:span><text:span text:style-name="T6"> L=1:numeroDeVariaveisDeStatus</text:span></text:p>
        <text:p text:style-name="P7"><text:span text:style-name="T13"><text:s text:c="16"/></text:span>Wf(vencedorColuna,L) = (Wb(L,vencedorColuna)*x(i,L))/(0.5 + sum(Wb(L,vencedorColuna)*x(i,L)));</text:p>
        <text:p text:style-name="P7"><text:span text:style-name="T13"><text:s text:c="16"/></text:span>Wb(L,vencedorColuna) = Wb(L,vencedorColuna)*x(i,L);</text:p>
        <text:p text:style-name="P27"><text:span text:style-name="T7"><text:s text:c="12"/></text:span><text:span text:style-name="T4">end</text:span></text:p>
        <text:p text:style-name="P10"><text:s text:c="30"/></text:p>
        <text:p text:style-name="P9"><text:span text:style-name="T13"><text:s text:c="12"/></text:span>aux = 1;</text:p>
        <text:p text:style-name="P29"><text:span text:style-name="T7"><text:s text:c="12"/></text:span><text:span text:style-name="T3">while</text:span><text:span text:style-name="T6"> (conjPadroes(vencedorColuna,aux) ~= 0)</text:span></text:p>
        <text:p text:style-name="P9"><text:span text:style-name="T13"><text:s text:c="16"/></text:span>aux = aux+1;</text:p>
        <text:p text:style-name="P27"><text:span text:style-name="T7"><text:s text:c="12"/></text:span><text:span text:style-name="T3">end</text:span></text:p>
        <text:p text:style-name="P7"><text:span text:style-name="T13"><text:s text:c="12"/></text:span>conjPadroes(vencedorColuna,aux) = i;</text:p>
        <text:p text:style-name="P8"><text:s text:c="12"/></text:p>
        <text:p text:style-name="P7"><text:span text:style-name="T13"><text:s text:c="12"/></text:span>flag = -1;</text:p>
        <text:p text:style-name="P8"><text:s text:c="12"/></text:p>
        <text:p text:style-name="P27"><text:span text:style-name="T7"><text:s text:c="12"/></text:span><text:span text:style-name="T14">%passo 8: habilitar todos os neurônios em F2 e voltar ao passo 2</text:span></text:p>
        <text:p text:style-name="P7"><text:span text:style-name="T13"><text:s text:c="12"/></text:span><text:span text:style-name="T15">[lin,col] = size(u);</text:span></text:p>
        <text:p text:style-name="P29"><text:span text:style-name="T7"><text:s text:c="12"/></text:span><text:span text:style-name="T3">for</text:span><text:span text:style-name="T6"> j=1:lin</text:span></text:p>
        <text:p text:style-name="P29"><text:span text:style-name="T7"><text:s text:c="16"/></text:span><text:span text:style-name="T3">if</text:span><text:span text:style-name="T6"> u(j) == -1;</text:span></text:p>
        <text:p text:style-name="P9"><text:span text:style-name="T13"><text:s text:c="20"/></text:span>u(j) = Wf(j,:)*x(i,:)';</text:p>
        <text:p text:style-name="P29"><text:span text:style-name="T7"><text:s text:c="16"/></text:span><text:span text:style-name="T3">end</text:span></text:p>
        <text:p text:style-name="P27"><text:span text:style-name="T9"><text:s text:c="12"/></text:span><text:span text:style-name="T3">end</text:span></text:p>
        <text:p text:style-name="P8"><text:s text:c="12"/></text:p>
        <text:p text:style-name="P27"><text:span text:style-name="T7"><text:s text:c="8"/></text:span><text:span text:style-name="T3">else</text:span></text:p>
        <text:p text:style-name="P27"><text:span text:style-name="T7"><text:s text:c="12"/></text:span><text:span text:style-name="T14">%passo 6: desabilita o neuronioVencedor temporariamente</text:span></text:p>
        <text:p text:style-name="P7"><text:span text:style-name="T13"><text:s text:c="12"/></text:span><text:span text:style-name="T15">[lin,col] = size(u);</text:span></text:p>
        <text:p text:style-name="P29"><text:span text:style-name="T7"><text:s text:c="12"/></text:span><text:span text:style-name="T3">for</text:span><text:span text:style-name="T6"> j=1:lin</text:span></text:p>
        <text:p text:style-name="P27"><text:span text:style-name="T9"><text:s text:c="16"/></text:span><text:span text:style-name="T5">if</text:span><text:span text:style-name="T10"> u(j) == vencedorLinha</text:span></text:p>
        <text:p text:style-name="P11"><text:span text:style-name="T13"><text:s text:c="20"/></text:span>u(j) = 0;</text:p>
        <text:p text:style-name="P27"><text:span text:style-name="T11"><text:s text:c="16"/></text:span><text:span text:style-name="T3">end</text:span></text:p>
        <text:p text:style-name="P27"><text:span text:style-name="T7"><text:s text:c="12"/></text:span><text:span text:style-name="T3">end</text:span></text:p>
        <text:p text:style-name="P8"><text:s text:c="12"/></text:p>
        <text:p text:style-name="P27"><text:span text:style-name="T7"><text:s text:c="12"/></text:span><text:span text:style-name="T14">%cria um novo neuronio</text:span></text:p>
        <text:p text:style-name="P27"><text:span text:style-name="T7"><text:s text:c="12"/></text:span><text:span text:style-name="T4">if</text:span><text:span text:style-name="T8">(flagCriou == 0)</text:span></text:p>
        <text:p text:style-name="P9"><text:span text:style-name="T13"><text:s text:c="16"/></text:span>M = M+1;</text:p>
        <text:p text:style-name="P9"><text:span text:style-name="T13"><text:s text:c="16"/></text:span>u(lin+1) = Wf(lin+1,:)*x(i,:)';</text:p>
        <text:p text:style-name="P9"><text:span text:style-name="T13"><text:s text:c="16"/></text:span>flagCriou = 1;</text:p>
        <text:p text:style-name="P29"><text:span text:style-name="T7"><text:s text:c="12"/></text:span><text:span text:style-name="T3">end</text:span></text:p>
        <text:p text:style-name="P29"><text:span text:style-name="T7"><text:s text:c="8"/></text:span><text:span text:style-name="T3">end</text:span></text:p>
        <text:p text:style-name="P20"><text:s/></text:p>
        <text:p text:style-name="P29"><text:span text:style-name="T7"><text:s text:c="4"/></text:span><text:span text:style-name="T3">end</text:span></text:p>
        <text:p text:style-name="P21">end</text:p>
        <text:p text:style-name="P20"><text:s/></text:p>
        <text:p text:style-name="P20"><text:s/></text:p>
        <text:p text:style-name="P25">%imprime resultado final.</text:p>
        <text:p text:style-name="P27"><text:span text:style-name="T3">for</text:span><text:span text:style-name="T6"> neuronioVencedor=1:M</text:span></text:p>
        <text:p text:style-name="P7"><text:span text:style-name="T13"><text:s text:c="4"/></text:span>columConjPadroes = 1;</text:p>
        <text:p text:style-name="P27"><text:span text:style-name="T7"><text:s text:c="4"/></text:span><text:span text:style-name="T6">disp(</text:span><text:span text:style-name="T12">'C: '</text:span><text:span text:style-name="T6">);</text:span></text:p>
        <text:p text:style-name="P7"><text:span text:style-name="T13"><text:s text:c="4"/></text:span>disp (neuronioVencedor);</text:p>
        <text:p text:style-name="P27"><text:span text:style-name="T7"><text:s text:c="4"/></text:span><text:span text:style-name="T3">while</text:span><text:span text:style-name="T6"> (conjPadroes(neuronioVencedor,columConjPadroes) ~= 0)</text:span></text:p>
        <text:p text:style-name="P7"><text:span text:style-name="T13"><text:s text:c="8"/></text:span>disp (conjPadroes(neuronioVencedor,columConjPadroes));</text:p>
        <text:p text:style-name="P7"><text:span text:style-name="T13"><text:s text:c="8"/></text:span>columConjPadroes = columConjPadroes+1;</text:p>
        <text:p text:style-name="P27"><text:span text:style-name="T7"><text:s text:c="4"/></text:span><text:span text:style-name="T4">end</text:span></text:p>
        <text:p text:style-name="P21">end</text:p>
        <text:p text:style-name="P20"><text:s/></text:p>
        <text:p text:style-name="P18"><text:s/></text:p>
      </text:section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635cm" fo:margin-bottom="0.423cm"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="100%"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="100%" fo:margin-left="7.001cm" fo:margin-right="7.001cm" fo:margin-top="0.423cm" fo:margin-bottom="0cm" fo:text-align="center" style:justify-single-word="false" fo:text-indent="0cm" style:auto-text-indent="false" fo:padding="0.035cm" fo:border="0.74pt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</style:style>
    <style:style style:name="MP3" style:family="paragraph" style:parent-style-name="Header">
      <style:text-properties style:font-name-asian="Arial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MT1" style:family="text"/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bottom="1.203cm" style:dynamic-spacing="true"/>
      </style:header-style>
      <style:footer-style>
        <style:header-footer-properties fo:min-height="0.302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char" svg:x="13.018cm" svg:y="-0.019cm" svg:width="3.323cm" svg:height="1.801cm" draw:z-index="5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s2" text:anchor-type="char" svg:x="0cm" svg:y="0cm" svg:width="1.141cm" svg:height="1.582cm" draw:z-index="2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MP3"><text:s text:c="8"/></text:p>
      </style:header>
      <style:footer>
        <text:p text:style-name="MP4">Página 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20:56:00</meta:creation-date>
    <dc:date>2012-06-23T20:52:50.44</dc:date>
    <meta:print-date>2012-06-19T20:58:00</meta:print-date>
    <meta:editing-cycles>8</meta:editing-cycles>
    <meta:editing-duration>PT10M1S</meta:editing-duration>
    <meta:generator>LibreOffice/3.5$Windows_x86 LibreOffice_project/7e68ba2-a744ebf-1f241b7-c506db1-7d53735</meta:generator>
    <meta:document-statistic meta:table-count="2" meta:image-count="2" meta:object-count="0" meta:page-count="3" meta:paragraph-count="343" meta:word-count="799" meta:character-count="5133" meta:non-whitespace-character-count="3915"/>
    <meta:user-defined meta:name="Informações 1"/>
    <meta:user-defined meta:name="Informações 2"/>
    <meta:user-defined meta:name="Informações 3"/>
    <meta:user-defined meta:name="Informações 4"/>
  </office:meta>
</office:document-meta>
</file>